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color="#bf0041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o_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=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983673469388" calcext:value-type="float">
            <text:p>0.991983673469388</text:p>
          </table:table-cell>
          <table:table-cell office:value-type="float" office:value="0.999448945182383" calcext:value-type="float">
            <text:p>0.999448945182383</text:p>
          </table:table-cell>
          <table:table-cell office:value-type="float" office:value="0.995702316815863" calcext:value-type="float">
            <text:p>0.995702316815863</text:p>
          </table:table-cell>
          <table:table-cell office:value-type="float" office:value="121585" calcext:value-type="float">
            <text:p>1215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0476190476191" calcext:value-type="float">
            <text:p>0.840476190476191</text:p>
          </table:table-cell>
          <table:table-cell office:value-type="float" office:value="0.264419475655431" calcext:value-type="float">
            <text:p>0.264419475655431</text:p>
          </table:table-cell>
          <table:table-cell office:value-type="float" office:value="0.402279202279202" calcext:value-type="float">
            <text:p>0.402279202279202</text:p>
          </table:table-cell>
          <table:table-cell office:value-type="float" office:value="1335" calcext:value-type="float">
            <text:p>1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465994142532" calcext:value-type="float">
            <text:p>0.991465994142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916229931972789" calcext:value-type="float">
            <text:p>0.916229931972789</text:p>
          </table:table-cell>
          <table:table-cell office:value-type="float" office:value="0.631934210418907" calcext:value-type="float">
            <text:p>0.631934210418907</text:p>
          </table:table-cell>
          <table:table-cell office:value-type="float" office:value="0.698990759547533" calcext:value-type="float">
            <text:p>0.698990759547533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0338192751881" calcext:value-type="float">
            <text:p>0.990338192751881</text:p>
          </table:table-cell>
          <table:table-cell office:value-type="float" office:value="0.991465994142532" calcext:value-type="float">
            <text:p>0.991465994142532</text:p>
          </table:table-cell>
          <table:table-cell office:value-type="float" office:value="0.989257313090624" calcext:value-type="float">
            <text:p>0.989257313090624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18" calcext:value-type="float">
            <text:p>121518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353" calcext:value-type="float">
            <text:p>3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99155837378007" calcext:value-type="float">
            <text:p>0.399155837378007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OGISTIC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983673469388" calcext:value-type="float">
            <text:p>0.993983673469388</text:p>
          </table:table-cell>
          <table:table-cell office:value-type="float" office:value="0.998867933815145" calcext:value-type="float">
            <text:p>0.998867933815145</text:p>
          </table:table-cell>
          <table:table-cell office:value-type="float" office:value="0.996419818249516" calcext:value-type="float">
            <text:p>0.996419818249516</text:p>
          </table:table-cell>
          <table:table-cell office:value-type="float" office:value="121901" calcext:value-type="float">
            <text:p>12190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1428571428571" calcext:value-type="float">
            <text:p>0.671428571428571</text:p>
          </table:table-cell>
          <table:table-cell office:value-type="float" office:value="0.276741903827282" calcext:value-type="float">
            <text:p>0.276741903827282</text:p>
          </table:table-cell>
          <table:table-cell office:value-type="float" office:value="0.391938846421126" calcext:value-type="float">
            <text:p>0.391938846421126</text:p>
          </table:table-cell>
          <table:table-cell office:value-type="float" office:value="1019" calcext:value-type="float">
            <text:p>1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2881548974943" calcext:value-type="float">
            <text:p>0.992881548974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32706122448979" calcext:value-type="float">
            <text:p>0.832706122448979</text:p>
          </table:table-cell>
          <table:table-cell office:value-type="float" office:value="0.637804918821213" calcext:value-type="float">
            <text:p>0.637804918821213</text:p>
          </table:table-cell>
          <table:table-cell office:value-type="float" office:value="0.694179332335321" calcext:value-type="float">
            <text:p>0.694179332335321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130970951739" calcext:value-type="float">
            <text:p>0.99130970951739</text:p>
          </table:table-cell>
          <table:table-cell office:value-type="float" office:value="0.992881548974943" calcext:value-type="float">
            <text:p>0.992881548974943</text:p>
          </table:table-cell>
          <table:table-cell office:value-type="float" office:value="0.991408704433269" calcext:value-type="float">
            <text:p>0.991408704433269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763" calcext:value-type="float">
            <text:p>121763</text:p>
          </table:table-cell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88982031737144" calcext:value-type="float">
            <text:p>0.388982031737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995918367347" calcext:value-type="float">
            <text:p>0.994995918367347</text:p>
          </table:table-cell>
          <table:table-cell office:value-type="float" office:value="0.999213005090873" calcext:value-type="float">
            <text:p>0.999213005090873</text:p>
          </table:table-cell>
          <table:table-cell office:value-type="float" office:value="0.997100002863185" calcext:value-type="float">
            <text:p>0.997100002863185</text:p>
          </table:table-cell>
          <table:table-cell office:value-type="float" office:value="121983" calcext:value-type="float">
            <text:p>12198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345784418356457" calcext:value-type="float">
            <text:p>0.345784418356457</text:p>
          </table:table-cell>
          <table:table-cell office:value-type="float" office:value="0.477523949889462" calcext:value-type="float">
            <text:p>0.477523949889462</text:p>
          </table:table-cell>
          <table:table-cell office:value-type="float" office:value="937" calcext:value-type="float">
            <text:p>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4232020826554" calcext:value-type="float">
            <text:p>0.994232020826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3212244897959" calcext:value-type="float">
            <text:p>0.883212244897959</text:p>
          </table:table-cell>
          <table:table-cell office:value-type="float" office:value="0.672498711723665" calcext:value-type="float">
            <text:p>0.672498711723665</text:p>
          </table:table-cell>
          <table:table-cell office:value-type="float" office:value="0.737311976376323" calcext:value-type="float">
            <text:p>0.737311976376323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3291699329911" calcext:value-type="float">
            <text:p>0.993291699329911</text:p>
          </table:table-cell>
          <table:table-cell office:value-type="float" office:value="0.994232020826554" calcext:value-type="float">
            <text:p>0.994232020826554</text:p>
          </table:table-cell>
          <table:table-cell office:value-type="float" office:value="0.993139355599628" calcext:value-type="float">
            <text:p>0.993139355599628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887" calcext:value-type="float">
            <text:p>121887</text:p>
          </table:table-cell>
          <table:table-cell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324" calcext:value-type="float">
            <text:p>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75046887227784" calcext:value-type="float">
            <text:p>0.475046887227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730612244898" calcext:value-type="float">
            <text:p>0.997730612244898</text:p>
          </table:table-cell>
          <table:table-cell office:value-type="float" office:value="0.997234030401188" calcext:value-type="float">
            <text:p>0.997234030401188</text:p>
          </table:table-cell>
          <table:table-cell office:value-type="float" office:value="0.997482259519058" calcext:value-type="float">
            <text:p>0.997482259519058</text:p>
          </table:table-cell>
          <table:table-cell office:value-type="float" office:value="122561" calcext:value-type="float">
            <text:p>1225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857142857143" calcext:value-type="float">
            <text:p>0.192857142857143</text:p>
          </table:table-cell>
          <table:table-cell office:value-type="float" office:value="0.225626740947075" calcext:value-type="float">
            <text:p>0.225626740947075</text:p>
          </table:table-cell>
          <table:table-cell office:value-type="float" office:value="0.20795892169448" calcext:value-type="float">
            <text:p>0.20795892169448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498047510576" calcext:value-type="float">
            <text:p>0.99498047510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59529387755102" calcext:value-type="float">
            <text:p>0.59529387755102</text:p>
          </table:table-cell>
          <table:table-cell office:value-type="float" office:value="0.611430385674131" calcext:value-type="float">
            <text:p>0.611430385674131</text:p>
          </table:table-cell>
          <table:table-cell office:value-type="float" office:value="0.602720590606769" calcext:value-type="float">
            <text:p>0.602720590606769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5379899785492" calcext:value-type="float">
            <text:p>0.995379899785492</text:p>
          </table:table-cell>
          <table:table-cell office:value-type="float" office:value="0.99498047510576" calcext:value-type="float">
            <text:p>0.99498047510576</text:p>
          </table:table-cell>
          <table:table-cell office:value-type="float" office:value="0.995176378634914" calcext:value-type="float">
            <text:p>0.995176378634914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222" calcext:value-type="float">
            <text:p>122222</text:p>
          </table:table-cell>
          <table:table-cell office:value-type="float" office:value="339" calcext:value-type="float">
            <text:p>33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205456668152911" calcext:value-type="float">
            <text:p>0.205456668152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967346938776" calcext:value-type="float">
            <text:p>0.991967346938776</text:p>
          </table:table-cell>
          <table:table-cell office:value-type="float" office:value="0.999218820665894" calcext:value-type="float">
            <text:p>0.999218820665894</text:p>
          </table:table-cell>
          <table:table-cell office:value-type="float" office:value="0.995579879644916" calcext:value-type="float">
            <text:p>0.995579879644916</text:p>
          </table:table-cell>
          <table:table-cell office:value-type="float" office:value="121611" calcext:value-type="float">
            <text:p>12161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248281130634072" calcext:value-type="float">
            <text:p>0.248281130634072</text:p>
          </table:table-cell>
          <table:table-cell office:value-type="float" office:value="0.37593984962406" calcext:value-type="float">
            <text:p>0.37593984962406</text:p>
          </table:table-cell>
          <table:table-cell office:value-type="float" office:value="1309" calcext:value-type="float">
            <text:p>1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22193296453" calcext:value-type="float">
            <text:p>0.99122193296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288843537415" calcext:value-type="float">
            <text:p>0.88288843537415</text:p>
          </table:table-cell>
          <table:table-cell office:value-type="float" office:value="0.623749975649983" calcext:value-type="float">
            <text:p>0.623749975649983</text:p>
          </table:table-cell>
          <table:table-cell office:value-type="float" office:value="0.685759864634488" calcext:value-type="float">
            <text:p>0.685759864634488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89644140052376" calcext:value-type="float">
            <text:p>0.989644140052376</text:p>
          </table:table-cell>
          <table:table-cell office:value-type="float" office:value="0.99122193296453" calcext:value-type="float">
            <text:p>0.99122193296453</text:p>
          </table:table-cell>
          <table:table-cell office:value-type="float" office:value="0.988981207343441" calcext:value-type="float">
            <text:p>0.988981207343441</text:p>
          </table:table-cell>
          <table:table-cell office:value-type="float" office:value="122920" calcext:value-type="float">
            <text:p>1229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16" calcext:value-type="float">
            <text:p>121516</text:p>
          </table:table-cell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325" calcext:value-type="float">
            <text:p>3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72694357333559" calcext:value-type="float">
            <text:p>0.37269435733355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<text:s/>=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877551020408" calcext:value-type="float">
            <text:p>0.991877551020408</text:p>
          </table:table-cell>
          <table:table-cell office:value-type="float" office:value="0.99952288113982" calcext:value-type="float">
            <text:p>0.99952288113982</text:p>
          </table:table-cell>
          <table:table-cell office:value-type="float" office:value="0.995685540208881" calcext:value-type="float">
            <text:p>0.995685540208881</text:p>
          </table:table-cell>
          <table:table-cell office:value-type="float" office:value="121563" calcext:value-type="float">
            <text:p>12156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2559241706161" calcext:value-type="float">
            <text:p>0.862559241706161</text:p>
          </table:table-cell>
          <table:table-cell office:value-type="float" office:value="0.267844002943341" calcext:value-type="float">
            <text:p>0.267844002943341</text:p>
          </table:table-cell>
          <table:table-cell office:value-type="float" office:value="0.408759124087591" calcext:value-type="float">
            <text:p>0.408759124087591</text:p>
          </table:table-cell>
          <table:table-cell office:value-type="float" office:value="1359" calcext:value-type="float">
            <text:p>1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433592033973" calcext:value-type="float">
            <text:p>0.991433592033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927218396363285" calcext:value-type="float">
            <text:p>0.927218396363285</text:p>
          </table:table-cell>
          <table:table-cell office:value-type="float" office:value="0.633683442041581" calcext:value-type="float">
            <text:p>0.633683442041581</text:p>
          </table:table-cell>
          <table:table-cell office:value-type="float" office:value="0.702222332148236" calcext:value-type="float">
            <text:p>0.702222332148236</text:p>
          </table:table-cell>
          <table:table-cell office:value-type="float" office:value="122922" calcext:value-type="float">
            <text:p>12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0447834758404" calcext:value-type="float">
            <text:p>0.990447834758404</text:p>
          </table:table-cell>
          <table:table-cell office:value-type="float" office:value="0.991433592033973" calcext:value-type="float">
            <text:p>0.991433592033973</text:p>
          </table:table-cell>
          <table:table-cell office:value-type="float" office:value="0.989196604139594" calcext:value-type="float">
            <text:p>0.989196604139594</text:p>
          </table:table-cell>
          <table:table-cell office:value-type="float" office:value="122922" calcext:value-type="float">
            <text:p>122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05" calcext:value-type="float">
            <text:p>121505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364" calcext:value-type="float">
            <text:p>3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05645155891194" calcext:value-type="float">
            <text:p>0.405645155891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5142857142857" calcext:value-type="float">
            <text:p>0.995142857142857</text:p>
          </table:table-cell>
          <table:table-cell office:value-type="float" office:value="0.999237692421187" calcext:value-type="float">
            <text:p>0.999237692421187</text:p>
          </table:table-cell>
          <table:table-cell office:value-type="float" office:value="0.997186071051706" calcext:value-type="float">
            <text:p>0.997186071051706</text:p>
          </table:table-cell>
          <table:table-cell office:value-type="float" office:value="121998" calcext:value-type="float">
            <text:p>12199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9620853080569" calcext:value-type="float">
            <text:p>0.779620853080569</text:p>
          </table:table-cell>
          <table:table-cell office:value-type="float" office:value="0.356060606060606" calcext:value-type="float">
            <text:p>0.356060606060606</text:p>
          </table:table-cell>
          <table:table-cell office:value-type="float" office:value="0.488855869242199" calcext:value-type="float">
            <text:p>0.488855869242199</text:p>
          </table:table-cell>
          <table:table-cell office:value-type="float" office:value="924" calcext:value-type="float">
            <text:p>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4402954719253" calcext:value-type="float">
            <text:p>0.99440295471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7381855111713" calcext:value-type="float">
            <text:p>0.887381855111713</text:p>
          </table:table-cell>
          <table:table-cell office:value-type="float" office:value="0.677649149240897" calcext:value-type="float">
            <text:p>0.677649149240897</text:p>
          </table:table-cell>
          <table:table-cell office:value-type="float" office:value="0.743020970146953" calcext:value-type="float">
            <text:p>0.743020970146953</text:p>
          </table:table-cell>
          <table:table-cell office:value-type="float" office:value="122922" calcext:value-type="float">
            <text:p>12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3522786433354" calcext:value-type="float">
            <text:p>0.993522786433354</text:p>
          </table:table-cell>
          <table:table-cell office:value-type="float" office:value="0.994402954719253" calcext:value-type="float">
            <text:p>0.994402954719253</text:p>
          </table:table-cell>
          <table:table-cell office:value-type="float" office:value="0.993364972253509" calcext:value-type="float">
            <text:p>0.993364972253509</text:p>
          </table:table-cell>
          <table:table-cell office:value-type="float" office:value="122922" calcext:value-type="float">
            <text:p>122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905" calcext:value-type="float">
            <text:p>121905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329" calcext:value-type="float">
            <text:p>3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86435202590032" calcext:value-type="float">
            <text:p>0.4864352025900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918367346939" calcext:value-type="float">
            <text:p>0.991918367346939</text:p>
          </table:table-cell>
          <table:table-cell office:value-type="float" office:value="0.999144835298567" calcext:value-type="float">
            <text:p>0.999144835298567</text:p>
          </table:table-cell>
          <table:table-cell office:value-type="float" office:value="0.995518487264147" calcext:value-type="float">
            <text:p>0.995518487264147</text:p>
          </table:table-cell>
          <table:table-cell office:value-type="float" office:value="121614" calcext:value-type="float">
            <text:p>12161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3554502369668" calcext:value-type="float">
            <text:p>0.753554502369668</text:p>
          </table:table-cell>
          <table:table-cell office:value-type="float" office:value="0.243119266055046" calcext:value-type="float">
            <text:p>0.243119266055046</text:p>
          </table:table-cell>
          <table:table-cell office:value-type="float" office:value="0.367630057803468" calcext:value-type="float">
            <text:p>0.367630057803468</text:p>
          </table:table-cell>
          <table:table-cell office:value-type="float" office:value="1308" calcext:value-type="float">
            <text:p>1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100047184393" calcext:value-type="float">
            <text:p>0.9911000471843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72736434858303" calcext:value-type="float">
            <text:p>0.872736434858303</text:p>
          </table:table-cell>
          <table:table-cell office:value-type="float" office:value="0.621132050676807" calcext:value-type="float">
            <text:p>0.621132050676807</text:p>
          </table:table-cell>
          <table:table-cell office:value-type="float" office:value="0.681574272533808" calcext:value-type="float">
            <text:p>0.681574272533808</text:p>
          </table:table-cell>
          <table:table-cell office:value-type="float" office:value="122922" calcext:value-type="float">
            <text:p>12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89381962672509" calcext:value-type="float">
            <text:p>0.989381962672509</text:p>
          </table:table-cell>
          <table:table-cell office:value-type="float" office:value="0.991100047184393" calcext:value-type="float">
            <text:p>0.991100047184393</text:p>
          </table:table-cell>
          <table:table-cell office:value-type="float" office:value="0.988837192900774" calcext:value-type="float">
            <text:p>0.988837192900774</text:p>
          </table:table-cell>
          <table:table-cell office:value-type="float" office:value="122922" calcext:value-type="float">
            <text:p>122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10" calcext:value-type="float">
            <text:p>121510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18" calcext:value-type="float">
            <text:p>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64330117335051" calcext:value-type="float">
            <text:p>0.36433011733505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<text:s/>=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2359183673469" calcext:value-type="float">
            <text:p>0.992359183673469</text:p>
          </table:table-cell>
          <table:table-cell office:value-type="float" office:value="0.999498458376156" calcext:value-type="float">
            <text:p>0.999498458376156</text:p>
          </table:table-cell>
          <table:table-cell office:value-type="float" office:value="0.995916026625704" calcext:value-type="float">
            <text:p>0.995916026625704</text:p>
          </table:table-cell>
          <table:table-cell office:value-type="float" office:value="121625" calcext:value-type="float">
            <text:p>1216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6132075471698" calcext:value-type="float">
            <text:p>0.856132075471698</text:p>
          </table:table-cell>
          <table:table-cell office:value-type="float" office:value="0.279445727482679" calcext:value-type="float">
            <text:p>0.279445727482679</text:p>
          </table:table-cell>
          <table:table-cell office:value-type="float" office:value="0.421358096343587" calcext:value-type="float">
            <text:p>0.421358096343587</text:p>
          </table:table-cell>
          <table:table-cell office:value-type="float" office:value="1299" calcext:value-type="float">
            <text:p>1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889297452084" calcext:value-type="float">
            <text:p>0.991889297452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924245629572584" calcext:value-type="float">
            <text:p>0.924245629572584</text:p>
          </table:table-cell>
          <table:table-cell office:value-type="float" office:value="0.639472092929418" calcext:value-type="float">
            <text:p>0.639472092929418</text:p>
          </table:table-cell>
          <table:table-cell office:value-type="float" office:value="0.708637061484645" calcext:value-type="float">
            <text:p>0.708637061484645</text:p>
          </table:table-cell>
          <table:table-cell office:value-type="float" office:value="122924" calcext:value-type="float">
            <text:p>122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0919603009367" calcext:value-type="float">
            <text:p>0.990919603009367</text:p>
          </table:table-cell>
          <table:table-cell office:value-type="float" office:value="0.991889297452084" calcext:value-type="float">
            <text:p>0.991889297452084</text:p>
          </table:table-cell>
          <table:table-cell office:value-type="float" office:value="0.989844382752771" calcext:value-type="float">
            <text:p>0.989844382752771</text:p>
          </table:table-cell>
          <table:table-cell office:value-type="float" office:value="122924" calcext:value-type="float">
            <text:p>122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64" calcext:value-type="float">
            <text:p>121564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18332872164464" calcext:value-type="float">
            <text:p>0.418332872164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5551020408163" calcext:value-type="float">
            <text:p>0.995551020408163</text:p>
          </table:table-cell>
          <table:table-cell office:value-type="float" office:value="0.999139767327544" calcext:value-type="float">
            <text:p>0.999139767327544</text:p>
          </table:table-cell>
          <table:table-cell office:value-type="float" office:value="0.997342165521753" calcext:value-type="float">
            <text:p>0.997342165521753</text:p>
          </table:table-cell>
          <table:table-cell office:value-type="float" office:value="122060" calcext:value-type="float">
            <text:p>12206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2358490566038" calcext:value-type="float">
            <text:p>0.752358490566038</text:p>
          </table:table-cell>
          <table:table-cell office:value-type="float" office:value="0.369212962962963" calcext:value-type="float">
            <text:p>0.369212962962963</text:p>
          </table:table-cell>
          <table:table-cell office:value-type="float" office:value="0.495341614906832" calcext:value-type="float">
            <text:p>0.495341614906832</text:p>
          </table:table-cell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4712179883505" calcext:value-type="float">
            <text:p>0.994712179883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739547554871" calcext:value-type="float">
            <text:p>0.8739547554871</text:p>
          </table:table-cell>
          <table:table-cell office:value-type="float" office:value="0.684176365145253" calcext:value-type="float">
            <text:p>0.684176365145253</text:p>
          </table:table-cell>
          <table:table-cell office:value-type="float" office:value="0.746341890214293" calcext:value-type="float">
            <text:p>0.746341890214293</text:p>
          </table:table-cell>
          <table:table-cell office:value-type="float" office:value="122924" calcext:value-type="float">
            <text:p>122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3841684999426" calcext:value-type="float">
            <text:p>0.993841684999426</text:p>
          </table:table-cell>
          <table:table-cell office:value-type="float" office:value="0.994712179883505" calcext:value-type="float">
            <text:p>0.994712179883505</text:p>
          </table:table-cell>
          <table:table-cell office:value-type="float" office:value="0.993813737584725" calcext:value-type="float">
            <text:p>0.993813737584725</text:p>
          </table:table-cell>
          <table:table-cell office:value-type="float" office:value="122924" calcext:value-type="float">
            <text:p>122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319" calcext:value-type="float">
            <text:p>3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92995393716896" calcext:value-type="float">
            <text:p>0.492995393716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787755102041" calcext:value-type="float">
            <text:p>0.991787755102041</text:p>
          </table:table-cell>
          <table:table-cell office:value-type="float" office:value="0.999194025922758" calcext:value-type="float">
            <text:p>0.999194025922758</text:p>
          </table:table-cell>
          <table:table-cell office:value-type="float" office:value="0.995477115186078" calcext:value-type="float">
            <text:p>0.995477115186078</text:p>
          </table:table-cell>
          <table:table-cell office:value-type="float" office:value="121592" calcext:value-type="float">
            <text:p>12159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8867924528302" calcext:value-type="float">
            <text:p>0.768867924528302</text:p>
          </table:table-cell>
          <table:table-cell office:value-type="float" office:value="0.244744744744745" calcext:value-type="float">
            <text:p>0.244744744744745</text:p>
          </table:table-cell>
          <table:table-cell office:value-type="float" office:value="0.37129840546697" calcext:value-type="float">
            <text:p>0.37129840546697</text:p>
          </table:table-cell>
          <table:table-cell office:value-type="float" office:value="1332" calcext:value-type="float">
            <text:p>1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01884090983" calcext:value-type="float">
            <text:p>0.99101884090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0327839815171" calcext:value-type="float">
            <text:p>0.880327839815171</text:p>
          </table:table-cell>
          <table:table-cell office:value-type="float" office:value="0.621969385333751" calcext:value-type="float">
            <text:p>0.621969385333751</text:p>
          </table:table-cell>
          <table:table-cell office:value-type="float" office:value="0.683387760326524" calcext:value-type="float">
            <text:p>0.683387760326524</text:p>
          </table:table-cell>
          <table:table-cell office:value-type="float" office:value="122924" calcext:value-type="float">
            <text:p>122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89372203913305" calcext:value-type="float">
            <text:p>0.989372203913305</text:p>
          </table:table-cell>
          <table:table-cell office:value-type="float" office:value="0.99101884090983" calcext:value-type="float">
            <text:p>0.99101884090983</text:p>
          </table:table-cell>
          <table:table-cell office:value-type="float" office:value="0.988713537354687" calcext:value-type="float">
            <text:p>0.988713537354687</text:p>
          </table:table-cell>
          <table:table-cell office:value-type="float" office:value="122924" calcext:value-type="float">
            <text:p>122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494" calcext:value-type="float">
            <text:p>121494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67991193648017" calcext:value-type="float">
            <text:p>0.36799119364801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<text:s/>=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2089795918367" calcext:value-type="float">
            <text:p>0.992089795918367</text:p>
          </table:table-cell>
          <table:table-cell office:value-type="float" office:value="0.999490102226279" calcext:value-type="float">
            <text:p>0.999490102226279</text:p>
          </table:table-cell>
          <table:table-cell office:value-type="float" office:value="0.995776200054897" calcext:value-type="float">
            <text:p>0.995776200054897</text:p>
          </table:table-cell>
          <table:table-cell office:value-type="float" office:value="121593" calcext:value-type="float">
            <text:p>12159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4117647058824" calcext:value-type="float">
            <text:p>0.854117647058824</text:p>
          </table:table-cell>
          <table:table-cell office:value-type="float" office:value="0.272522522522523" calcext:value-type="float">
            <text:p>0.272522522522523</text:p>
          </table:table-cell>
          <table:table-cell office:value-type="float" office:value="0.413204325554923" calcext:value-type="float">
            <text:p>0.413204325554923</text:p>
          </table:table-cell>
          <table:table-cell office:value-type="float" office:value="1332" calcext:value-type="float">
            <text:p>1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612772015457" calcext:value-type="float">
            <text:p>0.991612772015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923103721488595" calcext:value-type="float">
            <text:p>0.923103721488595</text:p>
          </table:table-cell>
          <table:table-cell office:value-type="float" office:value="0.636006312374401" calcext:value-type="float">
            <text:p>0.636006312374401</text:p>
          </table:table-cell>
          <table:table-cell office:value-type="float" office:value="0.70449026280491" calcext:value-type="float">
            <text:p>0.70449026280491</text:p>
          </table:table-cell>
          <table:table-cell office:value-type="float" office:value="122925" calcext:value-type="float">
            <text:p>122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0594746886186" calcext:value-type="float">
            <text:p>0.990594746886186</text:p>
          </table:table-cell>
          <table:table-cell office:value-type="float" office:value="0.991612772015457" calcext:value-type="float">
            <text:p>0.991612772015457</text:p>
          </table:table-cell>
          <table:table-cell office:value-type="float" office:value="0.989463523733286" calcext:value-type="float">
            <text:p>0.989463523733286</text:p>
          </table:table-cell>
          <table:table-cell office:value-type="float" office:value="122925" calcext:value-type="float">
            <text:p>122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31" calcext:value-type="float">
            <text:p>121531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10112032037679" calcext:value-type="float">
            <text:p>0.410112032037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5151020408163" calcext:value-type="float">
            <text:p>0.995151020408163</text:p>
          </table:table-cell>
          <table:table-cell office:value-type="float" office:value="0.99922131785805" calcext:value-type="float">
            <text:p>0.99922131785805</text:p>
          </table:table-cell>
          <table:table-cell office:value-type="float" office:value="0.997182015615478" calcext:value-type="float">
            <text:p>0.997182015615478</text:p>
          </table:table-cell>
          <table:table-cell office:value-type="float" office:value="122001" calcext:value-type="float">
            <text:p>12200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6470588235294" calcext:value-type="float">
            <text:p>0.776470588235294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489251297257228" calcext:value-type="float">
            <text:p>0.489251297257228</text:p>
          </table:table-cell>
          <table:table-cell office:value-type="float" office:value="924" calcext:value-type="float">
            <text:p>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4394956274151" calcext:value-type="float">
            <text:p>0.994394956274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5810804321729" calcext:value-type="float">
            <text:p>0.885810804321729</text:p>
          </table:table-cell>
          <table:table-cell office:value-type="float" office:value="0.678182087500454" calcext:value-type="float">
            <text:p>0.678182087500454</text:p>
          </table:table-cell>
          <table:table-cell office:value-type="float" office:value="0.743216656436353" calcext:value-type="float">
            <text:p>0.743216656436353</text:p>
          </table:table-cell>
          <table:table-cell office:value-type="float" office:value="122925" calcext:value-type="float">
            <text:p>122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3507248032099" calcext:value-type="float">
            <text:p>0.993507248032099</text:p>
          </table:table-cell>
          <table:table-cell office:value-type="float" office:value="0.994394956274151" calcext:value-type="float">
            <text:p>0.994394956274151</text:p>
          </table:table-cell>
          <table:table-cell office:value-type="float" office:value="0.993364012900302" calcext:value-type="float">
            <text:p>0.993364012900302</text:p>
          </table:table-cell>
          <table:table-cell office:value-type="float" office:value="122925" calcext:value-type="float">
            <text:p>122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906" calcext:value-type="float">
            <text:p>121906</text:p>
          </table:table-cell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486820728921414" calcext:value-type="float">
            <text:p>0.486820728921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918367346939" calcext:value-type="float">
            <text:p>0.991918367346939</text:p>
          </table:table-cell>
          <table:table-cell office:value-type="float" office:value="0.999194131965002" calcext:value-type="float">
            <text:p>0.999194131965002</text:p>
          </table:table-cell>
          <table:table-cell office:value-type="float" office:value="0.995542956396349" calcext:value-type="float">
            <text:p>0.995542956396349</text:p>
          </table:table-cell>
          <table:table-cell office:value-type="float" office:value="121608" calcext:value-type="float">
            <text:p>12160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9411764705882" calcext:value-type="float">
            <text:p>0.769411764705882</text:p>
          </table:table-cell>
          <table:table-cell office:value-type="float" office:value="0.248291571753986" calcext:value-type="float">
            <text:p>0.248291571753986</text:p>
          </table:table-cell>
          <table:table-cell office:value-type="float" office:value="0.375430539609644" calcext:value-type="float">
            <text:p>0.375430539609644</text:p>
          </table:table-cell>
          <table:table-cell office:value-type="float" office:value="1317" calcext:value-type="float">
            <text:p>1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1149074639008" calcext:value-type="float">
            <text:p>0.991149074639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0665066026411" calcext:value-type="float">
            <text:p>0.880665066026411</text:p>
          </table:table-cell>
          <table:table-cell office:value-type="float" office:value="0.623742851859494" calcext:value-type="float">
            <text:p>0.623742851859494</text:p>
          </table:table-cell>
          <table:table-cell office:value-type="float" office:value="0.685486748002997" calcext:value-type="float">
            <text:p>0.685486748002997</text:p>
          </table:table-cell>
          <table:table-cell office:value-type="float" office:value="122925" calcext:value-type="float">
            <text:p>122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89534465002597" calcext:value-type="float">
            <text:p>0.989534465002597</text:p>
          </table:table-cell>
          <table:table-cell office:value-type="float" office:value="0.991149074639008" calcext:value-type="float">
            <text:p>0.991149074639008</text:p>
          </table:table-cell>
          <table:table-cell office:value-type="float" office:value="0.988899165036511" calcext:value-type="float">
            <text:p>0.988899165036511</text:p>
          </table:table-cell>
          <table:table-cell office:value-type="float" office:value="122925" calcext:value-type="float">
            <text:p>122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10" calcext:value-type="float">
            <text:p>121510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27" calcext:value-type="float">
            <text:p>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72148276255435" calcext:value-type="float">
            <text:p>0.37214827625543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<text:s/>=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097959183673" calcext:value-type="float">
            <text:p>0.986097959183673</text:p>
          </table:table-cell>
          <table:table-cell office:value-type="float" office:value="0.999222440049301" calcext:value-type="float">
            <text:p>0.999222440049301</text:p>
          </table:table-cell>
          <table:table-cell office:value-type="float" office:value="0.992616818206096" calcext:value-type="float">
            <text:p>0.992616818206096</text:p>
          </table:table-cell>
          <table:table-cell office:value-type="float" office:value="120891" calcext:value-type="float">
            <text:p>12089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0885780885781" calcext:value-type="float">
            <text:p>0.780885780885781</text:p>
          </table:table-cell>
          <table:table-cell office:value-type="float" office:value="0.164376840039254" calcext:value-type="float">
            <text:p>0.164376840039254</text:p>
          </table:table-cell>
          <table:table-cell office:value-type="float" office:value="0.271584920956628" calcext:value-type="float">
            <text:p>0.271584920956628</text:p>
          </table:table-cell>
          <table:table-cell office:value-type="float" office:value="2038" calcext:value-type="float">
            <text:p>2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85381805757795" calcext:value-type="float">
            <text:p>0.985381805757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83491870034727" calcext:value-type="float">
            <text:p>0.883491870034727</text:p>
          </table:table-cell>
          <table:table-cell office:value-type="float" office:value="0.581799640044277" calcext:value-type="float">
            <text:p>0.581799640044277</text:p>
          </table:table-cell>
          <table:table-cell office:value-type="float" office:value="0.632100869581362" calcext:value-type="float">
            <text:p>0.632100869581362</text:p>
          </table:table-cell>
          <table:table-cell office:value-type="float" office:value="122929" calcext:value-type="float">
            <text:p>122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82695813071925" calcext:value-type="float">
            <text:p>0.982695813071925</text:p>
          </table:table-cell>
          <table:table-cell office:value-type="float" office:value="0.985381805757795" calcext:value-type="float">
            <text:p>0.985381805757795</text:p>
          </table:table-cell>
          <table:table-cell office:value-type="float" office:value="0.980663064359612" calcext:value-type="float">
            <text:p>0.980663064359612</text:p>
          </table:table-cell>
          <table:table-cell office:value-type="float" office:value="122929" calcext:value-type="float">
            <text:p>122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797" calcext:value-type="float">
            <text:p>120797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3" calcext:value-type="float">
            <text:p>1703</text:p>
          </table:table-cell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267360586967964" calcext:value-type="float">
            <text:p>0.2673605869679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926530612245" calcext:value-type="float">
            <text:p>0.993926530612245</text:p>
          </table:table-cell>
          <table:table-cell office:value-type="float" office:value="0.99868762098494" calcext:value-type="float">
            <text:p>0.99868762098494</text:p>
          </table:table-cell>
          <table:table-cell office:value-type="float" office:value="0.996301387797853" calcext:value-type="float">
            <text:p>0.996301387797853</text:p>
          </table:table-cell>
          <table:table-cell office:value-type="float" office:value="121916" calcext:value-type="float">
            <text:p>12191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039627039627" calcext:value-type="float">
            <text:p>0.627039627039627</text:p>
          </table:table-cell>
          <table:table-cell office:value-type="float" office:value="0.265547877591313" calcext:value-type="float">
            <text:p>0.265547877591313</text:p>
          </table:table-cell>
          <table:table-cell office:value-type="float" office:value="0.373092926490985" calcext:value-type="float">
            <text:p>0.373092926490985</text:p>
          </table:table-cell>
          <table:table-cell office:value-type="float" office:value="1013" calcext:value-type="float">
            <text:p>1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2646161605479" calcext:value-type="float">
            <text:p>0.992646161605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810483078825936" calcext:value-type="float">
            <text:p>0.810483078825936</text:p>
          </table:table-cell>
          <table:table-cell office:value-type="float" office:value="0.632117749288127" calcext:value-type="float">
            <text:p>0.632117749288127</text:p>
          </table:table-cell>
          <table:table-cell office:value-type="float" office:value="0.684697157144419" calcext:value-type="float">
            <text:p>0.684697157144419</text:p>
          </table:table-cell>
          <table:table-cell office:value-type="float" office:value="122929" calcext:value-type="float">
            <text:p>122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0903188412121" calcext:value-type="float">
            <text:p>0.990903188412121</text:p>
          </table:table-cell>
          <table:table-cell office:value-type="float" office:value="0.992646161605479" calcext:value-type="float">
            <text:p>0.992646161605479</text:p>
          </table:table-cell>
          <table:table-cell office:value-type="float" office:value="0.991165820345877" calcext:value-type="float">
            <text:p>0.991165820345877</text:p>
          </table:table-cell>
          <table:table-cell office:value-type="float" office:value="122929" calcext:value-type="float">
            <text:p>122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756" calcext:value-type="float">
            <text:p>121756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269" calcext:value-type="float">
            <text:p>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370003947516176" calcext:value-type="float">
            <text:p>0.370003947516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012244897959" calcext:value-type="float">
            <text:p>0.991012244897959</text:p>
          </table:table-cell>
          <table:table-cell office:value-type="float" office:value="0.998609831534614" calcext:value-type="float">
            <text:p>0.998609831534614</text:p>
          </table:table-cell>
          <table:table-cell office:value-type="float" office:value="0.994796532114001" calcext:value-type="float">
            <text:p>0.994796532114001</text:p>
          </table:table-cell>
          <table:table-cell office:value-type="float" office:value="121568" calcext:value-type="float">
            <text:p>1215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191036002939015" calcext:value-type="float">
            <text:p>0.191036002939015</text:p>
          </table:table-cell>
          <table:table-cell office:value-type="float" office:value="0.290502793296089" calcext:value-type="float">
            <text:p>0.290502793296089</text:p>
          </table:table-cell>
          <table:table-cell office:value-type="float" office:value="1361" calcext:value-type="float">
            <text:p>1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89668833228937" calcext:value-type="float">
            <text:p>0.989668833228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798536425479283" calcext:value-type="float">
            <text:p>0.798536425479283</text:p>
          </table:table-cell>
          <table:table-cell office:value-type="float" office:value="0.594822917236815" calcext:value-type="float">
            <text:p>0.594822917236815</text:p>
          </table:table-cell>
          <table:table-cell office:value-type="float" office:value="0.642649662705045" calcext:value-type="float">
            <text:p>0.642649662705045</text:p>
          </table:table-cell>
          <table:table-cell office:value-type="float" office:value="122929" calcext:value-type="float">
            <text:p>122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86750279206725" calcext:value-type="float">
            <text:p>0.986750279206725</text:p>
          </table:table-cell>
          <table:table-cell office:value-type="float" office:value="0.989668833228937" calcext:value-type="float">
            <text:p>0.989668833228937</text:p>
          </table:table-cell>
          <table:table-cell office:value-type="float" office:value="0.986998992245205" calcext:value-type="float">
            <text:p>0.986998992245205</text:p>
          </table:table-cell>
          <table:table-cell office:value-type="float" office:value="122929" calcext:value-type="float">
            <text:p>122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399" calcext:value-type="float">
            <text:p>121399</text:p>
          </table:table-cell>
          <table:table-cell office:value-type="float" office:value="169" calcext:value-type="float">
            <text:p>16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286717499415603" calcext:value-type="float">
            <text:p>0.2867174994156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DIFFERENT</text:p>
          </table:table-cell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NEGATIVES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TEST</text:p>
          </table:table-cell>
          <table:table-cell table:style-name="ce1" table:number-columns-repeated="2"/>
          <table:table-cell table:style-name="ce1" office:value-type="string" calcext:value-type="string">
            <text:p>DIFFERENT</text:p>
          </table:table-cell>
          <table:table-cell table:style-name="ce1" office:value-type="string" calcext:value-type="string">
            <text:p>CLASSIFIERS</text:p>
          </table:table-cell>
        </table:table-row>
        <table:table-row table:style-name="ro3">
          <table:table-cell table:style-name="ce2" office:value-type="string" calcext:value-type="string">
            <text:p>Train on (1,501)</text:p>
          </table:table-cell>
          <table:table-cell/>
          <table:table-cell table:style-name="ce2"/>
          <table:table-cell table:style-name="ce2" office:value-type="string" calcext:value-type="string">
            <text:p>test on (501,550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9T18:29:04.304000000</dc:date>
    <meta:editing-duration>PT8M8S</meta:editing-duration>
    <meta:editing-cycles>1</meta:editing-cycles>
    <meta:document-statistic meta:table-count="1" meta:cell-count="819" meta:object-count="0"/>
    <meta:generator>Ultra_Office/6.2.3.2$Windows_x86 LibreOffice_project/</meta:generator>
  </office:meta>
</office:document-meta>
</file>